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ellipse text:anchor-type="paragraph" draw:z-index="0" draw:style-name="gr1" draw:text-style-name="P1" svg:width="0.2362in" svg:height="0.2504in" svg:x="0.3638in" svg:y="0.0791in"><text:p/></draw:ellipse><draw:ellipse text:anchor-type="paragraph" draw:z-index="1" draw:style-name="gr1" draw:text-style-name="P1" svg:width="0.2362in" svg:height="0.2504in" svg:x="1.939in" svg:y="0.0791in"><text:p/></draw:ellipse><draw:ellipse text:anchor-type="paragraph" draw:z-index="2" draw:style-name="gr1" draw:text-style-name="P1" svg:width="0.2362in" svg:height="0.2504in" svg:x="3.5138in" svg:y="0.0791in"><text:p/></draw:ellipse><draw:ellipse text:anchor-type="paragraph" draw:z-index="3" draw:style-name="gr1" draw:text-style-name="P1" svg:width="0.2362in" svg:height="0.2504in" svg:x="5.089in" svg:y="0.0791in"><text:p/></draw:ellipse><draw:ellipse text:anchor-type="paragraph" draw:z-index="4" draw:style-name="gr1" draw:text-style-name="P1" svg:width="0.2362in" svg:height="0.2504in" svg:x="0.3638in" svg:y="1.2602in"><text:p/></draw:ellipse><draw:ellipse text:anchor-type="paragraph" draw:z-index="5" draw:style-name="gr1" draw:text-style-name="P1" svg:width="0.2362in" svg:height="0.2504in" svg:x="0.3638in" svg:y="2.4417in"><text:p/></draw:ellipse><draw:ellipse text:anchor-type="paragraph" draw:z-index="6" draw:style-name="gr1" draw:text-style-name="P1" svg:width="0.2362in" svg:height="0.2504in" svg:x="1.939in" svg:y="1.2602in"><text:p/></draw:ellipse><draw:ellipse text:anchor-type="paragraph" draw:z-index="7" draw:style-name="gr1" draw:text-style-name="P1" svg:width="0.2362in" svg:height="0.2504in" svg:x="3.5138in" svg:y="1.2602in"><text:p/></draw:ellipse><draw:ellipse text:anchor-type="paragraph" draw:z-index="8" draw:style-name="gr1" draw:text-style-name="P1" svg:width="0.2362in" svg:height="0.2504in" svg:x="5.089in" svg:y="1.2602in"><text:p/></draw:ellipse><draw:ellipse text:anchor-type="paragraph" draw:z-index="9" draw:style-name="gr1" draw:text-style-name="P1" svg:width="0.2362in" svg:height="0.2504in" svg:x="5.089in" svg:y="2.4417in"><text:p/></draw:ellipse><draw:ellipse text:anchor-type="paragraph" draw:z-index="10" draw:style-name="gr1" draw:text-style-name="P1" svg:width="0.2362in" svg:height="0.2504in" svg:x="3.5138in" svg:y="2.4417in"><text:p/></draw:ellipse><draw:ellipse text:anchor-type="paragraph" draw:z-index="11" draw:style-name="gr1" draw:text-style-name="P1" svg:width="0.2362in" svg:height="0.2504in" svg:x="1.939in" svg:y="2.4417in"><text:p/></draw:ellipse><draw:line text:anchor-type="paragraph" draw:z-index="12" draw:style-name="gr1" draw:text-style-name="P1" svg:x1="0.6in" svg:y1="0.2181in" svg:x2="1.0165in" svg:y2="0.2181in"><text:p/></draw:line><draw:line text:anchor-type="paragraph" draw:z-index="13" draw:style-name="gr1" draw:text-style-name="P1" svg:x1="0.6in" svg:y1="1.3992in" svg:x2="1.0165in" svg:y2="1.3992in"><text:p/></draw:line><draw:line text:anchor-type="paragraph" draw:z-index="14" draw:style-name="gr1" draw:text-style-name="P1" svg:x1="0.6in" svg:y1="2.5807in" svg:x2="1.0165in" svg:y2="2.5807in"><text:p/></draw:line><draw:line text:anchor-type="paragraph" draw:z-index="15" draw:style-name="gr1" draw:text-style-name="P1" svg:x1="2.1752in" svg:y1="2.5807in" svg:x2="2.5917in" svg:y2="2.5807in"><text:p/></draw:line><draw:line text:anchor-type="paragraph" draw:z-index="16" draw:style-name="gr1" draw:text-style-name="P1" svg:x1="3.75in" svg:y1="2.5807in" svg:x2="4.1665in" svg:y2="2.5807in"><text:p/></draw:line><draw:line text:anchor-type="paragraph" draw:z-index="17" draw:style-name="gr1" draw:text-style-name="P1" svg:x1="3.75in" svg:y1="1.3992in" svg:x2="4.1665in" svg:y2="1.3992in"><text:p/></draw:line><draw:line text:anchor-type="paragraph" draw:z-index="18" draw:style-name="gr1" draw:text-style-name="P1" svg:x1="2.1752in" svg:y1="1.3992in" svg:x2="2.5917in" svg:y2="1.3992in"><text:p/></draw:line><draw:line text:anchor-type="paragraph" draw:z-index="19" draw:style-name="gr1" draw:text-style-name="P1" svg:x1="2.1752in" svg:y1="0.2181in" svg:x2="2.5917in" svg:y2="0.2181in"><text:p/></draw:line><draw:line text:anchor-type="paragraph" draw:z-index="20" draw:style-name="gr1" draw:text-style-name="P1" svg:x1="3.75in" svg:y1="0.2181in" svg:x2="4.1665in" svg:y2="0.2181in"><text:p/></draw:line><draw:line text:anchor-type="paragraph" draw:z-index="21" draw:style-name="gr1" draw:text-style-name="P1" svg:x1="0.4752in" svg:y1="0.3291in" svg:x2="0.4752in" svg:y2="0.8012in"><text:p/></draw:line><draw:line text:anchor-type="paragraph" draw:z-index="22" draw:style-name="gr1" draw:text-style-name="P1" svg:x1="2.05in" svg:y1="0.3291in" svg:x2="2.05in" svg:y2="0.8012in"><text:p/></draw:line><draw:line text:anchor-type="paragraph" draw:z-index="23" draw:style-name="gr1" draw:text-style-name="P1" svg:x1="3.6252in" svg:y1="0.3291in" svg:x2="3.6252in" svg:y2="0.8012in"><text:p/></draw:line><draw:line text:anchor-type="paragraph" draw:z-index="24" draw:style-name="gr1" draw:text-style-name="P1" svg:x1="5.2in" svg:y1="0.3291in" svg:x2="5.2in" svg:y2="0.8012in"><text:p/></draw:line><draw:line text:anchor-type="paragraph" draw:z-index="25" draw:style-name="gr1" draw:text-style-name="P1" svg:x1="5.2in" svg:y1="1.5102in" svg:x2="5.2in" svg:y2="1.9823in"><text:p/></draw:line><draw:line text:anchor-type="paragraph" draw:z-index="26" draw:style-name="gr1" draw:text-style-name="P1" svg:x1="3.6252in" svg:y1="1.5102in" svg:x2="3.6252in" svg:y2="1.9823in"><text:p/></draw:line><draw:line text:anchor-type="paragraph" draw:z-index="27" draw:style-name="gr1" draw:text-style-name="P1" svg:x1="2.05in" svg:y1="1.5102in" svg:x2="2.05in" svg:y2="1.9823in"><text:p/></draw:line><draw:line text:anchor-type="paragraph" draw:z-index="28" draw:style-name="gr1" draw:text-style-name="P1" svg:x1="0.4752in" svg:y1="1.5102in" svg:x2="0.4752in" svg:y2="1.9823in"><text:p/></draw:line><draw:frame text:anchor-type="paragraph" draw:z-index="29" draw:style-name="gr2" draw:text-style-name="P3" svg:width="0.2087in" svg:height="0.2252in" svg:x="1.0307in" svg:y="0.1209in"><draw:text-box><text:p text:style-name="P2"><text:span text:style-name="T1">20</text:span></text:p></draw:text-box></draw:frame><draw:frame text:anchor-type="paragraph" draw:z-index="30" draw:style-name="gr2" draw:text-style-name="P3" svg:width="0.2087in" svg:height="0.2252in" svg:x="2.6047in" svg:y="0.0925in"><draw:text-box><text:p text:style-name="P2"><text:span text:style-name="T1">23</text:span></text:p></draw:text-box></draw:frame><draw:frame text:anchor-type="paragraph" draw:z-index="31" draw:style-name="gr2" draw:text-style-name="P3" svg:width="0.2087in" svg:height="0.2252in" svg:x="4.1799in" svg:y="0.0925in"><draw:text-box><text:p text:style-name="P2"><text:span text:style-name="T1">17</text:span></text:p></draw:text-box></draw:frame><draw:frame text:anchor-type="paragraph" draw:z-index="32" draw:style-name="gr2" draw:text-style-name="P3" svg:width="0.2087in" svg:height="0.2252in" svg:x="4.1799in" svg:y="1.2736in"><draw:text-box><text:p text:style-name="P2"><text:span text:style-name="T1">23</text:span></text:p></draw:text-box></draw:frame><draw:frame text:anchor-type="paragraph" draw:z-index="33" draw:style-name="gr2" draw:text-style-name="P3" svg:width="0.2087in" svg:height="0.2252in" svg:x="4.1799in" svg:y="2.4547in"><draw:text-box><text:p text:style-name="P2"><text:span text:style-name="T1">17</text:span></text:p></draw:text-box></draw:frame><draw:frame text:anchor-type="paragraph" draw:z-index="34" draw:style-name="gr2" draw:text-style-name="P3" svg:width="0.2087in" svg:height="0.2252in" svg:x="2.6047in" svg:y="2.4547in"><draw:text-box><text:p text:style-name="P2"><text:span text:style-name="T1">8</text:span></text:p></draw:text-box></draw:frame><draw:frame text:anchor-type="paragraph" draw:z-index="35" draw:style-name="gr2" draw:text-style-name="P3" svg:width="0.2087in" svg:height="0.2252in" svg:x="1.0299in" svg:y="2.4547in"><draw:text-box><text:p text:style-name="P2"><text:span text:style-name="T1">7</text:span></text:p></draw:text-box></draw:frame><draw:frame text:anchor-type="paragraph" draw:z-index="36" draw:style-name="gr2" draw:text-style-name="P3" svg:width="0.2087in" svg:height="0.2252in" svg:x="1.0299in" svg:y="1.2736in"><draw:text-box><text:p text:style-name="P2"><text:span text:style-name="T1">23</text:span></text:p></draw:text-box></draw:frame><draw:frame text:anchor-type="paragraph" draw:z-index="37" draw:style-name="gr2" draw:text-style-name="P3" svg:width="0.2087in" svg:height="0.2252in" svg:x="2.6047in" svg:y="1.2736in"><draw:text-box><text:p text:style-name="P2"><text:span text:style-name="T1">23</text:span></text:p></draw:text-box></draw:frame><draw:frame text:anchor-type="paragraph" draw:z-index="38" draw:style-name="gr2" draw:text-style-name="P3" svg:width="0.2087in" svg:height="0.2252in" svg:x="5.0925in" svg:y="0.7736in"><draw:text-box><text:p text:style-name="P2"><text:span text:style-name="T1">22</text:span></text:p></draw:text-box></draw:frame><draw:frame text:anchor-type="paragraph" draw:z-index="39" draw:style-name="gr2" draw:text-style-name="P3" svg:width="0.2087in" svg:height="0.2252in" svg:x="3.5173in" svg:y="0.7736in"><draw:text-box><text:p text:style-name="P2"><text:span text:style-name="T1">16</text:span></text:p></draw:text-box></draw:frame><draw:frame text:anchor-type="paragraph" draw:z-index="40" draw:style-name="gr2" draw:text-style-name="P3" svg:width="0.2087in" svg:height="0.2252in" svg:x="1.9425in" svg:y="0.7736in"><draw:text-box><text:p text:style-name="P2"><text:span text:style-name="T1">19</text:span></text:p></draw:text-box></draw:frame><draw:frame text:anchor-type="paragraph" draw:z-index="41" draw:style-name="gr2" draw:text-style-name="P3" svg:width="0.2087in" svg:height="0.2252in" svg:x="0.3673in" svg:y="0.7736in"><draw:text-box><text:p text:style-name="P2"><text:span text:style-name="T1">18</text:span></text:p></draw:text-box></draw:frame><draw:frame text:anchor-type="paragraph" draw:z-index="42" draw:style-name="gr2" draw:text-style-name="P3" svg:width="0.2087in" svg:height="0.2252in" svg:x="0.3673in" svg:y="1.9547in"><draw:text-box><text:p text:style-name="P2"><text:span text:style-name="T1">24</text:span></text:p></draw:text-box></draw:frame><draw:frame text:anchor-type="paragraph" draw:z-index="43" draw:style-name="gr2" draw:text-style-name="P3" svg:width="0.2087in" svg:height="0.2252in" svg:x="1.9425in" svg:y="1.9547in"><draw:text-box><text:p text:style-name="P2"><text:span text:style-name="T1">20</text:span></text:p></draw:text-box></draw:frame><draw:frame text:anchor-type="paragraph" draw:z-index="44" draw:style-name="gr2" draw:text-style-name="P3" svg:width="0.2087in" svg:height="0.2252in" svg:x="3.5173in" svg:y="1.9547in"><draw:text-box><text:p text:style-name="P2"><text:span text:style-name="T1">26</text:span></text:p></draw:text-box></draw:frame><draw:frame text:anchor-type="paragraph" draw:z-index="45" draw:style-name="gr2" draw:text-style-name="P3" svg:width="0.2087in" svg:height="0.2252in" svg:x="5.0925in" svg:y="1.9547in"><draw:text-box><text:p text:style-name="P2"><text:span text:style-name="T1">19</text:span></text:p></draw:text-box></draw:frame><draw:line text:anchor-type="paragraph" draw:z-index="46" draw:style-name="gr3" draw:text-style-name="P1" svg:x1="1.239in" svg:y1="0.2319in" svg:x2="1.939in" svg:y2="0.2181in"><text:p/></draw:line><draw:line text:anchor-type="paragraph" draw:z-index="47" draw:style-name="gr3" draw:text-style-name="P1" svg:x1="2.8138in" svg:y1="0.2319in" svg:x2="3.5138in" svg:y2="0.2181in"><text:p/></draw:line><draw:line text:anchor-type="paragraph" draw:z-index="48" draw:style-name="gr3" draw:text-style-name="P1" svg:x1="4.389in" svg:y1="0.2319in" svg:x2="5.089in" svg:y2="0.2181in"><text:p/></draw:line><draw:line text:anchor-type="paragraph" draw:z-index="49" draw:style-name="gr3" draw:text-style-name="P1" svg:x1="4.389in" svg:y1="1.413in" svg:x2="5.089in" svg:y2="1.3992in"><text:p/></draw:line><draw:line text:anchor-type="paragraph" draw:z-index="50" draw:style-name="gr3" draw:text-style-name="P1" svg:x1="2.8138in" svg:y1="1.413in" svg:x2="3.5138in" svg:y2="1.3992in"><text:p/></draw:line><draw:line text:anchor-type="paragraph" draw:z-index="51" draw:style-name="gr3" draw:text-style-name="P1" svg:x1="1.239in" svg:y1="1.413in" svg:x2="1.939in" svg:y2="1.3992in"><text:p/></draw:line><draw:line text:anchor-type="paragraph" draw:z-index="52" draw:style-name="gr3" draw:text-style-name="P1" svg:x1="1.1in" svg:y1="2.5933in" svg:x2="1.939in" svg:y2="2.5807in"><text:p/></draw:line><draw:line text:anchor-type="paragraph" draw:z-index="53" draw:style-name="gr3" draw:text-style-name="P1" svg:x1="2.6752in" svg:y1="2.5933in" svg:x2="3.5142in" svg:y2="2.5807in"><text:p/></draw:line><draw:line text:anchor-type="paragraph" draw:z-index="54" draw:style-name="gr3" draw:text-style-name="P1" svg:x1="4.3882in" svg:y1="2.5933in" svg:x2="5.089in" svg:y2="2.5807in"><text:p/></draw:line><draw:line text:anchor-type="paragraph" draw:z-index="55" draw:style-name="gr3" draw:text-style-name="P4" svg:x1="0.4752in" svg:y1="0.9362in" svg:x2="0.4752in" svg:y2="1.2606in"><text:p/></draw:line><draw:line text:anchor-type="paragraph" draw:z-index="56" draw:style-name="gr3" draw:text-style-name="P4" svg:x1="2.05in" svg:y1="0.9362in" svg:x2="2.05in" svg:y2="1.2606in"><text:p/></draw:line><draw:line text:anchor-type="paragraph" draw:z-index="57" draw:style-name="gr3" draw:text-style-name="P4" svg:x1="3.6252in" svg:y1="0.9362in" svg:x2="3.6252in" svg:y2="1.2606in"><text:p/></draw:line><draw:line text:anchor-type="paragraph" draw:z-index="58" draw:style-name="gr3" draw:text-style-name="P4" svg:x1="5.2in" svg:y1="0.9362in" svg:x2="5.2in" svg:y2="1.2606in"><text:p/></draw:line><draw:line text:anchor-type="paragraph" draw:z-index="59" draw:style-name="gr3" draw:text-style-name="P4" svg:x1="5.2in" svg:y1="2.1173in" svg:x2="5.2in" svg:y2="2.4417in"><text:p/></draw:line><draw:line text:anchor-type="paragraph" draw:z-index="60" draw:style-name="gr3" draw:text-style-name="P4" svg:x1="3.6252in" svg:y1="2.1173in" svg:x2="3.6252in" svg:y2="2.4417in"><text:p/></draw:line><draw:line text:anchor-type="paragraph" draw:z-index="61" draw:style-name="gr3" draw:text-style-name="P4" svg:x1="0.472in" svg:y1="2.1173in" svg:x2="0.472in" svg:y2="2.4417in"><text:p/></draw:line><draw:line text:anchor-type="paragraph" draw:z-index="62" draw:style-name="gr3" draw:text-style-name="P4" svg:x1="2.05in" svg:y1="2.1173in" svg:x2="2.05in" svg:y2="2.4417in"><text:p/></draw:line><draw:line text:anchor-type="paragraph" draw:z-index="63" draw:style-name="gr4" draw:text-style-name="P1" svg:x1="0.6in" svg:y1="0.3291in" svg:x2="1.939in" svg:y2="1.2602in"><text:p/></draw:line><draw:line text:anchor-type="paragraph" draw:z-index="64" draw:style-name="gr4" draw:text-style-name="P1" svg:x1="2.1752in" svg:y1="0.3291in" svg:x2="3.5142in" svg:y2="1.2602in"><text:p/></draw:line><draw:line text:anchor-type="paragraph" draw:z-index="65" draw:style-name="gr4" draw:text-style-name="P1" svg:x1="3.75in" svg:y1="0.3291in" svg:x2="5.089in" svg:y2="1.2602in"><text:p/></draw:line><draw:line text:anchor-type="paragraph" draw:z-index="66" draw:style-name="gr4" draw:text-style-name="P1" svg:x1="3.75in" svg:y1="1.5102in" svg:x2="5.089in" svg:y2="2.4413in"><text:p/></draw:line><draw:line text:anchor-type="paragraph" draw:z-index="67" draw:style-name="gr4" draw:text-style-name="P1" svg:x1="2.1752in" svg:y1="1.5102in" svg:x2="3.5142in" svg:y2="2.4413in"><text:p/></draw:line><draw:line text:anchor-type="paragraph" draw:z-index="68" draw:style-name="gr4" draw:text-style-name="P1" svg:x1="0.6in" svg:y1="1.5102in" svg:x2="1.939in" svg:y2="2.4413in"><text:p/></draw:line><draw:frame text:anchor-type="paragraph" draw:z-index="69" draw:style-name="gr2" draw:text-style-name="P6" svg:width="0.2087in" svg:height="0.2252in" svg:x="0.3917in" svg:y="0.1043in"><draw:text-box><text:p text:style-name="P5"><text:span text:style-name="T1">1</text:span></text:p></draw:text-box></draw:frame><draw:frame text:anchor-type="paragraph" draw:z-index="70" draw:style-name="gr2" draw:text-style-name="P6" svg:width="0.2087in" svg:height="0.2252in" svg:x="1.9665in" svg:y="0.1043in"><draw:text-box><text:p text:style-name="P5"><text:span text:style-name="T1">2</text:span></text:p></draw:text-box></draw:frame><draw:frame text:anchor-type="paragraph" draw:z-index="71" draw:style-name="gr2" draw:text-style-name="P6" svg:width="0.2087in" svg:height="0.2252in" svg:x="3.5417in" svg:y="0.1043in"><draw:text-box><text:p text:style-name="P5"><text:span text:style-name="T1">3</text:span></text:p></draw:text-box></draw:frame><draw:frame text:anchor-type="paragraph" draw:z-index="72" draw:style-name="gr2" draw:text-style-name="P6" svg:width="0.2087in" svg:height="0.2252in" svg:x="5.1165in" svg:y="0.1043in"><draw:text-box><text:p text:style-name="P5"><text:span text:style-name="T1">4</text:span></text:p></draw:text-box></draw:frame><draw:frame text:anchor-type="paragraph" draw:z-index="73" draw:style-name="gr2" draw:text-style-name="P6" svg:width="0.2087in" svg:height="0.2252in" svg:x="5.1165in" svg:y="1.2854in"><draw:text-box><text:p text:style-name="P5"><text:span text:style-name="T1">8</text:span></text:p></draw:text-box></draw:frame><draw:frame text:anchor-type="paragraph" draw:z-index="74" draw:style-name="gr2" draw:text-style-name="P6" svg:width="0.2087in" svg:height="0.2252in" svg:x="3.5417in" svg:y="1.2854in"><draw:text-box><text:p text:style-name="P5"><text:span text:style-name="T1">7</text:span></text:p></draw:text-box></draw:frame><draw:frame text:anchor-type="paragraph" draw:z-index="75" draw:style-name="gr2" draw:text-style-name="P6" svg:width="0.2087in" svg:height="0.2252in" svg:x="1.9665in" svg:y="1.2854in"><draw:text-box><text:p text:style-name="P5"><text:span text:style-name="T1">6</text:span></text:p></draw:text-box></draw:frame><draw:frame text:anchor-type="paragraph" draw:z-index="76" draw:style-name="gr2" draw:text-style-name="P6" svg:width="0.2087in" svg:height="0.2252in" svg:x="0.3917in" svg:y="1.2854in"><draw:text-box><text:p text:style-name="P5"><text:span text:style-name="T1">5</text:span></text:p></draw:text-box></draw:frame><draw:frame text:anchor-type="paragraph" draw:z-index="77" draw:style-name="gr2" draw:text-style-name="P6" svg:width="0.2087in" svg:height="0.2252in" svg:x="0.3917in" svg:y="2.4665in"><draw:text-box><text:p text:style-name="P5"><text:span text:style-name="T1">9</text:span></text:p></draw:text-box></draw:frame><draw:frame text:anchor-type="paragraph" draw:z-index="78" draw:style-name="gr2" draw:text-style-name="P6" svg:width="0.2087in" svg:height="0.2252in" svg:x="1.9665in" svg:y="2.4665in"><draw:text-box><text:p text:style-name="P5"><text:span text:style-name="T1">10</text:span></text:p></draw:text-box></draw:frame><draw:frame text:anchor-type="paragraph" draw:z-index="79" draw:style-name="gr2" draw:text-style-name="P6" svg:width="0.2087in" svg:height="0.2252in" svg:x="3.5417in" svg:y="2.4665in"><draw:text-box><text:p text:style-name="P5"><text:span text:style-name="T1">11</text:span></text:p></draw:text-box></draw:frame><draw:frame text:anchor-type="paragraph" draw:z-index="80" draw:style-name="gr2" draw:text-style-name="P6" svg:width="0.2087in" svg:height="0.2252in" svg:x="5.1165in" svg:y="2.4665in"><draw:text-box><text:p text:style-name="P5"><text:span text:style-name="T1">12</text:span></text:p></draw:text-box></draw:frame> 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2:26:25.608542165</meta:creation-date>
    <dc:date>2015-10-12T12:46:59.164931600</dc:date>
    <meta:editing-duration>PT13M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8" meta:non-whitespace-character-count="0"/>
  </office:meta>
</office:document-meta>
</file>